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.249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729fcf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Nimbus Roman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9cm" svg:y1="5.137cm" svg:x2="1.174cm" svg:y2="8.646cm">
          <text:p/>
        </draw:line>
        <draw:line draw:style-name="gr1" draw:text-style-name="P1" draw:layer="layout" svg:x1="5.092cm" svg:y1="5.137cm" svg:x2="1.174cm" svg:y2="5.137cm">
          <text:p/>
        </draw:line>
        <draw:line draw:style-name="gr1" draw:text-style-name="P1" draw:layer="layout" svg:x1="5.092cm" svg:y1="5.137cm" svg:x2="5.092cm" svg:y2="8.646cm">
          <text:p/>
        </draw:line>
        <draw:line draw:style-name="gr1" draw:text-style-name="P1" draw:layer="layout" svg:x1="5.092cm" svg:y1="5.137cm" svg:x2="9.017cm" svg:y2="1.661cm">
          <text:p/>
        </draw:line>
        <draw:line draw:style-name="gr2" draw:text-style-name="P1" draw:layer="layout" svg:x1="5.092cm" svg:y1="5.137cm" svg:x2="1.164cm" svg:y2="1.65cm">
          <text:p/>
        </draw:line>
        <draw:line draw:style-name="gr2" draw:text-style-name="P1" draw:layer="layout" svg:x1="5.092cm" svg:y1="5.137cm" svg:x2="9.017cm" svg:y2="8.665cm">
          <text:p/>
        </draw:line>
        <draw:line draw:style-name="gr1" draw:text-style-name="P1" draw:layer="layout" svg:x1="5.092cm" svg:y1="5.137cm" svg:x2="9.017cm" svg:y2="5.137cm">
          <text:p/>
        </draw:line>
        <draw:line draw:style-name="gr1" draw:text-style-name="P1" draw:layer="layout" svg:x1="5.092cm" svg:y1="5.137cm" svg:x2="5.092cm" svg:y2="1.661cm">
          <text:p/>
        </draw:line>
        <draw:frame draw:style-name="gr3" draw:text-style-name="P2" draw:layer="layout" svg:width="0.749cm" svg:height="0.886cm" svg:x="5.044cm" svg:y="4.295cm">
          <draw:text-box>
            <text:p><text:span text:style-name="T1">i</text:span></text:p>
          </draw:text-box>
        </draw:frame>
        <draw:custom-shape draw:style-name="gr4" draw:text-style-name="P3" draw:layer="layout" svg:width="0.191cm" svg:height="0.189cm" svg:x="1.064cm" svg:y="5.0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9cm" svg:height="0.189cm" svg:x="4.998cm" svg:y="8.5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91cm" svg:height="0.19cm" svg:x="4.994cm" svg:y="1.55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189cm" svg:height="0.189cm" svg:x="8.923cm" svg:y="5.0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06cm" svg:height="0.193cm" svg:x="4.988cm" svg:y="5.0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8cm" svg:height="0.194cm" svg:x="1.064cm" svg:y="1.5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6cm" svg:height="0.194cm" svg:x="8.928cm" svg:y="8.5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6cm" svg:height="0.195cm" svg:x="8.91cm" svg:y="1.5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08cm" svg:height="0.194cm" svg:x="1.048cm" svg:y="8.5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08:00.198228913</dc:date>
    <meta:editing-duration>PT2H15M27S</meta:editing-duration>
    <meta:editing-cycles>58</meta:editing-cycles>
    <meta:generator>LibreOffice/6.3.3.2$Linux_X86_64 LibreOffice_project/a64200df03143b798afd1ec74a12ab50359878ed</meta:generator>
    <meta:document-statistic meta:object-count="18"/>
  </office:meta>
</office:document-meta>
</file>